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Footer">
      <style:paragraph-properties fo:margin-top="0in" fo:margin-bottom="0.111in" style:contextual-spacing="false" text:number-lines="false" text:line-number="0"/>
    </style:style>
    <style:style style:name="P2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3" style:family="paragraph" style:parent-style-name="Standard">
      <style:paragraph-properties fo:margin-left="0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4" style:family="paragraph" style:parent-style-name="Standard">
      <style:paragraph-properties fo:margin-left="-0.6252in" fo:margin-right="0in" fo:margin-top="0in" fo:margin-bottom="0.111in" style:contextual-spacing="false" fo:line-height="108%" fo:text-align="end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5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6" style:family="paragraph" style:parent-style-name="Standard">
      <style:paragraph-properties fo:margin-left="-0.5618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7" style:family="paragraph" style:parent-style-name="Standard">
      <style:paragraph-properties fo:margin-left="-0.6252in" fo:margin-right="0in" fo:margin-top="0in" fo:margin-bottom="0.111in" style:contextual-spacing="false" fo:line-height="108%" fo:text-align="end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8" style:family="paragraph" style:parent-style-name="Standard">
      <style:paragraph-properties fo:margin-left="0in" fo:margin-right="0in" fo:margin-top="0in" fo:margin-bottom="0.111in" style:contextual-spacing="false" fo:line-height="108%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9" style:family="paragraph" style:parent-style-name="Contents_20_1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officeooo:paragraph-rsid="00170ca1"/>
    </style:style>
    <style:style style:name="P11" style:family="paragraph" style:parent-style-name="Heading_20_1">
      <style:text-properties officeooo:rsid="001a4b6c" officeooo:paragraph-rsid="001a4b6c"/>
    </style:style>
    <style:style style:name="P12" style:family="paragraph" style:parent-style-name="Heading_20_1">
      <style:text-properties officeooo:rsid="001a9053" officeooo:paragraph-rsid="001a9053"/>
    </style:style>
    <style:style style:name="P13" style:family="paragraph" style:parent-style-name="Heading_20_1">
      <style:text-properties officeooo:rsid="001d553e" officeooo:paragraph-rsid="001d553e"/>
    </style:style>
    <style:style style:name="P14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15" style:family="paragraph" style:parent-style-name="Standard">
      <style:paragraph-properties fo:margin-left="-0.6252in" fo:margin-right="0in" fo:margin-top="0in" fo:margin-bottom="0.111in" style:contextual-spacing="false" fo:line-height="108%" fo:text-align="end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16" style:family="paragraph" style:parent-style-name="Standard">
      <style:paragraph-properties fo:margin-left="0in" fo:margin-right="0in" fo:margin-top="0in" fo:margin-bottom="0.111in" style:contextual-spacing="false" fo:line-height="108%" fo:orphans="2" fo:widows="2" fo:text-indent="0in" style:auto-text-indent="false" style:writing-mode="lr-tb"/>
      <style:text-properties style:font-name="Liberation Sans1" fo:font-size="16pt" officeooo:rsid="00170ca1" style:font-size-asian="16pt" style:font-size-complex="16pt"/>
    </style:style>
    <style:style style:name="P17" style:family="paragraph" style:parent-style-name="Standard">
      <style:text-properties officeooo:rsid="00170ca1" officeooo:paragraph-rsid="00170ca1"/>
    </style:style>
    <style:style style:name="P18" style:family="paragraph" style:parent-style-name="Standard">
      <style:text-properties style:font-name="Liberation Sans1" fo:font-size="14pt" officeooo:rsid="00170ca1" officeooo:paragraph-rsid="00170ca1" style:font-size-asian="14pt" style:font-size-complex="14pt"/>
    </style:style>
    <style:style style:name="P19" style:family="paragraph" style:parent-style-name="Standard">
      <style:text-properties officeooo:paragraph-rsid="00170ca1"/>
    </style:style>
    <style:style style:name="P20" style:family="paragraph" style:parent-style-name="Standard">
      <style:text-properties officeooo:rsid="001a9053" officeooo:paragraph-rsid="001a9053"/>
    </style:style>
    <style:style style:name="P21" style:family="paragraph" style:parent-style-name="Standard">
      <style:text-properties officeooo:paragraph-rsid="001a9053"/>
    </style:style>
    <style:style style:name="P22" style:family="paragraph" style:parent-style-name="Standard">
      <style:text-properties officeooo:paragraph-rsid="001c60ca"/>
    </style:style>
    <style:style style:name="P23" style:family="paragraph" style:parent-style-name="Text_20_body">
      <style:text-properties style:font-name="Liberation Sans1" fo:font-size="14pt" officeooo:rsid="001a9053" officeooo:paragraph-rsid="001a9053" style:font-size-asian="14pt" style:font-size-complex="14pt"/>
    </style:style>
    <style:style style:name="P24" style:family="paragraph" style:parent-style-name="Text_20_body">
      <style:text-properties officeooo:rsid="001a9053" officeooo:paragraph-rsid="001a9053"/>
    </style:style>
    <style:style style:name="P25" style:family="paragraph" style:parent-style-name="Text_20_body">
      <style:text-properties officeooo:rsid="001f0d6d" officeooo:paragraph-rsid="001f0d6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70ca1"/>
    </style:style>
    <style:style style:name="T3" style:family="text">
      <style:text-properties style:font-name="sans-serif" fo:font-size="12.75pt"/>
    </style:style>
    <style:style style:name="T4" style:family="text">
      <style:text-properties style:font-name="sans-serif" fo:font-size="12.75pt" officeooo:rsid="001a9053"/>
    </style:style>
    <style:style style:name="T5" style:family="text">
      <style:text-properties style:font-name="Liberation Sans1" fo:font-size="14pt" style:font-size-asian="14pt" style:font-size-complex="14pt"/>
    </style:style>
    <style:style style:name="T6" style:family="text">
      <style:text-properties style:font-name="Liberation Sans1" fo:font-size="14pt" officeooo:rsid="00170ca1" style:font-size-asian="14pt" style:font-size-complex="14pt"/>
    </style:style>
    <style:style style:name="T7" style:family="text">
      <style:text-properties style:font-name="Liberation Sans1" fo:font-size="14pt" officeooo:rsid="001a9053" style:font-size-asian="14pt" style:font-size-complex="14pt"/>
    </style:style>
    <style:style style:name="T8" style:family="text">
      <style:text-properties officeooo:rsid="001a9053"/>
    </style:style>
    <style:style style:name="T9" style:family="text">
      <style:text-properties officeooo:rsid="00205a9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АЦИОНАЛЬНЫЙ ИССЛЕДОВАТЕЛЬСКИЙ УНИВЕРСИТЕТ ИТМО</text:p>
      <text:p text:style-name="P5">Факультет Программной инженерии и компьютерных технологий</text:p>
      <text:p text:style-name="P5">Направление: Нейротехнологии и программная инженерия</text:p>
      <text:p text:style-name="P2"/>
      <text:p text:style-name="P2"/>
      <text:p text:style-name="P2"/>
      <text:p text:style-name="P2"/>
      <text:p text:style-name="P2"/>
      <text:p text:style-name="P2"/>
      <text:p text:style-name="P5">Дисциплина: <text:span text:style-name="T2">Информатика</text:span></text:p>
      <text:p text:style-name="P5">Лабораторная работа № <text:span text:style-name="T2">3</text:span></text:p>
      <text:p text:style-name="P2"><text:span text:style-name="T1"/></text:p>
      <text:p text:style-name="P2"/>
      <text:p text:style-name="P2"/>
      <text:p text:style-name="P2"/>
      <text:p text:style-name="P4"/>
      <text:p text:style-name="P7">Выполнил студент </text:p>
      <text:p text:style-name="P7">Рязанов Демид Витальевич</text:p>
      <text:p text:style-name="P7">Группа № Р3121</text:p>
      <text:p text:style-name="P7">Преподаватель: <text:span text:style-name="T2">Болдырева Елена Александрова</text:span></text:p>
      <text:p text:style-name="P7"/>
      <text:p text:style-name="P3"/>
      <text:p text:style-name="P3"/>
      <text:p text:style-name="P3"/>
      <text:p text:style-name="P6">г. Санкт-Петербург</text:p>
      <text:p text:style-name="P6">2022</text:p>
      <text:table-of-content text:style-name="Sect1" text:protected="true" text:name="Table of Contents1">
        <text:table-of-content-source text:outline-level="9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9"><text:a xlink:type="simple" xlink:href="#__RefHeading___Toc133_3970588684" text:style-name="Index_20_Link" text:visited-style-name="Index_20_Link">Задание<text:tab/>3</text:a></text:p>
          <text:p text:style-name="P9"><text:a xlink:type="simple" xlink:href="#__RefHeading___Toc686_2001671050" text:style-name="Index_20_Link" text:visited-style-name="Index_20_Link">Дополнительное задание №1<text:tab/>4</text:a></text:p>
          <text:p text:style-name="P9"><text:a xlink:type="simple" xlink:href="#__RefHeading___Toc688_2001671050" text:style-name="Index_20_Link" text:visited-style-name="Index_20_Link">Дополнительное задание №2<text:tab/>5</text:a></text:p>
          <text:p text:style-name="P9"><text:a xlink:type="simple" xlink:href="#__RefHeading___Toc690_2001671050" text:style-name="Index_20_Link" text:visited-style-name="Index_20_Link">Вывод<text:tab/>6</text:a>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/>
      <text:p text:style-name="P16"/>
      <text:list xml:id="list742702575" text:style-name="WWNum1">
        <text:list-item>
          <text:h text:style-name="P10" text:outline-level="1"><text:bookmark-start text:name="__RefHeading___Toc133_3970588684"/><text:soft-page-break/><text:span text:style-name="T2">Задание</text:span><text:bookmark-end text:name="__RefHeading___Toc133_3970588684"/></text:h>
        </text:list-item>
      </text:list>
      <text:p text:style-name="P19"><text:span text:style-name="T7">1</text:span><text:span text:style-name="T6">) Реализуйте программный продукт на языке</text:span><text:bookmark text:name="page3R_mcid6"/><text:span text:style-name="T6"> Python</text:span><text:bookmark text:name="page3R_mcid7"/><text:span text:style-name="T6">, используя регулярные выражения по варианту, представленному в таблице.</text:span></text:p>
      <text:p text:style-name="P18">2) Для своей программы придумайте минимум 5 тестов. Каждый тест является отдельной сущностью, передаваемой регулярному выражению для обработки. Для каждого теста необходимо самостоятельно (без использования регулярных выражений) найти правильный ответ. После чего сравнить ответ, выданный программой, и полученный самостоятельно.</text:p>
      <text:p text:style-name="P18">3) Программа должна считать количество смайликов определённого вида (вид смайлика описан в таблице вариантов) в предложенном тексте. Все смайлики имеют такую структуру: [глаза][нос][рот].</text:p>
      <text:p text:style-name="P18">Вариант: X-{)</text:p>
      <text:p text:style-name="P18">Исходный код: <text:a xlink:type="simple" xlink:href="https://github.com/Demid0/InfLabs/blob/master/Lab3/task1.py" text:style-name="Internet_20_link" text:visited-style-name="Visited_20_Internet_20_Link">https://github.com/Demid0/InfLabs/blob/master/Lab3/task1.py</text:a></text:p>
      <text:p text:style-name="P18">Результат выполнения:</text:p>
      <text:p text:style-name="P18">2 smiles in test</text:p>
      <text:p text:style-name="P18">True</text:p>
      <text:p text:style-name="P18">5 smiles in test</text:p>
      <text:p text:style-name="P18">True</text:p>
      <text:p text:style-name="P18">3 smiles in test</text:p>
      <text:p text:style-name="P18">True</text:p>
      <text:p text:style-name="P18">0 smiles in test</text:p>
      <text:p text:style-name="P18">True</text:p>
      <text:p text:style-name="P18">2 smiles in test</text:p>
      <text:p text:style-name="P17"><text:span text:style-name="T5">True</text:span></text:p>
      <text:p text:style-name="P17"><text:span text:style-name="T5"/></text:p>
      <text:list xml:id="list24618342500471" text:continue-numbering="true" text:style-name="WWNum1">
        <text:list-item>
          <text:h text:style-name="P11" text:outline-level="1"><text:bookmark-start text:name="__RefHeading___Toc686_2001671050"/><text:soft-page-break/>Дополнительное задание №1<text:bookmark-end text:name="__RefHeading___Toc686_2001671050"/></text:h>
        </text:list-item>
      </text:list>
      <text:p text:style-name="P21"><text:span text:style-name="T4">1)</text:span><text:span text:style-name="T8"> </text:span><text:span text:style-name="T4">Реализуйте программный продукт на языке Python, используя регулярные выражения по варианту, представленному в таблице.</text:span></text:p>
      <text:p text:style-name="P20"><text:span text:style-name="T3">2)</text:span> <text:span text:style-name="T3">Для</text:span> <text:span text:style-name="T3">своей программы</text:span> <text:span text:style-name="T3">придумайте</text:span> <text:span text:style-name="T3">минимум</text:span> <text:span text:style-name="T3">5 тестов. Каждый тест является отдельной сущностью, передаваемой</text:span> <text:span text:style-name="T3">регулярному</text:span> <text:span text:style-name="T3">выражению</text:span> <text:span text:style-name="T3">для</text:span> <text:span text:style-name="T3">обработки.</text:span> <text:span text:style-name="T3">Для</text:span> <text:span text:style-name="T3">каждого</text:span> <text:span text:style-name="T3">теста</text:span> <text:span text:style-name="T3">необходимо самостоятельно (без использования регулярных выражений) найти</text:span> <text:span text:style-name="T3">правильный ответ.</text:span> <text:span text:style-name="T3">После чего сравнить ответ, выданный программой, и полученный самостоятельно.</text:span></text:p>
      <text:p text:style-name="P20">Вариант: 4 - Н<text:span text:style-name="T3">ужно заменить все вхождения времени на строку (TBD).</text:span></text:p>
      <text:p text:style-name="P24">Исходный код: <text:a xlink:type="simple" xlink:href="https://github.com/Demid0/InfLabs/blob/master/Lab3/task2.py" text:style-name="Internet_20_link" text:visited-style-name="Visited_20_Internet_20_Link">https://github.com/Demid0/InfLabs/blob/master/Lab3/task2.py</text:a></text:p>
      <text:p text:style-name="P24">Результат выполнения:</text:p>
      <text:p text:style-name="P24">Уважаемые студенты! В эту субботу в (TBD) планируется доп. занятие на 2 часа. То есть в (TBD) оно уже точно кончится.</text:p>
      <text:p text:style-name="P24">True</text:p>
      <text:p text:style-name="P24">(TBD)</text:p>
      <text:p text:style-name="P24">True</text:p>
      <text:p text:style-name="P24">24:47</text:p>
      <text:p text:style-name="P24">True</text:p>
      <text:p text:style-name="P24">(TBD) - пора спать</text:p>
      <text:p text:style-name="P24">True</text:p>
      <text:p text:style-name="P24">(TBD)</text:p>
      <text:p text:style-name="P24">True</text:p>
      <text:p text:style-name="P24">4:4:4</text:p>
      <text:p text:style-name="P24">True</text:p>
      <text:list xml:id="list24618300840495" text:continue-numbering="true" text:style-name="WWNum1">
        <text:list-item>
          <text:h text:style-name="P12" text:outline-level="1"><text:bookmark-start text:name="__RefHeading___Toc688_2001671050"/><text:soft-page-break/>Дополнительное задание №2<text:bookmark-end text:name="__RefHeading___Toc688_2001671050"/></text:h>
        </text:list-item>
      </text:list>
      <text:p text:style-name="P22"><text:bookmark text:name="page32R_mcid36"/><text:span text:style-name="T3">1) Реализуйте программный продукт на языке</text:span><text:bookmark text:name="page32R_mcid37"/><text:span text:style-name="T3"> Python</text:span><text:bookmark text:name="page32R_mcid38"/><text:span text:style-name="T3">, используя регулярные выражения по варианту, представленному в таблице.</text:span></text:p>
      <text:p text:style-name="P22"><text:span text:style-name="T3">2) Для своей программы придумайте минимум 5 тестов.</text:span></text:p>
      <text:p text:style-name="P22"><text:span text:style-name="T3">3) Протестируйте свою программу на этих тестах.</text:span></text:p>
      <text:p text:style-name="P20">Вариант: 2 – Зашифровать данные в сообщении (все целые числа заменить на функцию (3 * x * x + 5) от этого числа)<text:span text:style-name="T3">.</text:span></text:p>
      <text:p text:style-name="P24">Исходный код: <text:a xlink:type="simple" xlink:href="https://github.com/Demid0/InfLabs/blob/master/Lab3/task2.py" text:style-name="Internet_20_link" text:visited-style-name="Visited_20_Internet_20_Link">https://github.com/Demid0/InfLabs/blob/master/Lab3/task3.py</text:a></text:p>
      <text:p text:style-name="P23">Результат выполнения:</text:p>
      <text:p text:style-name="P23"><text:bookmark text:name="page32R_mcid10"/>1205 + 1457 = 5297</text:p>
      <text:p text:style-name="P23">164273 - 1733 = 108305</text:p>
      <text:p text:style-name="P23">17 - 1592 + 1592 = 17</text:p>
      <text:p text:style-name="P23">9413 + 17333 = 52277</text:p>
      <text:p text:style-name="P23">6080 - 437 = 3272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24618832731482" text:continue-numbering="true" text:style-name="WWNum1">
        <text:list-item>
          <text:h text:style-name="P13" text:outline-level="1"><text:bookmark-start text:name="__RefHeading___Toc690_2001671050"/><text:soft-page-break/>Вывод<text:bookmark-end text:name="__RefHeading___Toc690_2001671050"/></text:h>
        </text:list-item>
      </text:list>
      <text:p text:style-name="P25">В ходе выполнения данной лабораторной работы я познакомился с регулярными выражениями и научился использовать их в программах. Регулярные выражения – формальный язык, <text:span text:style-name="T9">используемый для поиска и осуществления манипуляций с подстроками в тексте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1in" style:contextual-spacing="false" fo:line-height="108%" fo:text-align="start" style:justify-single-word="false" fo:orphans="2" fo:widows="2" fo:hyphenation-ladder-count="no-limit" style:page-number="auto" style:writing-mode="lr-tb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in" fo:margin-bottom="0.111in" style:contextual-spacing="false" text:number-lines="false" text:line-number="0"/>
    </style:style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92in" fo:margin-left="0in" fo:margin-right="0in" fo:margin-top="0.45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8T13:44:00</meta:creation-date>
    <meta:initial-creator>Yuriy Boldyrev</meta:initial-creator>
    <dc:language>en-US</dc:language>
    <dc:date>2022-10-22T02:46:16.846745619</dc:date>
    <meta:editing-cycles>21</meta:editing-cycles>
    <meta:editing-duration>PT2H53M52S</meta:editing-duration>
    <meta:generator>LibreOffice/7.3.6.2$Linux_X86_64 LibreOffice_project/30$Build-2</meta:generator>
    <meta:print-date>2022-10-17T01:48:39.701992559</meta:print-date>
    <meta:document-statistic meta:table-count="0" meta:image-count="0" meta:object-count="0" meta:page-count="6" meta:paragraph-count="66" meta:word-count="387" meta:character-count="2865" meta:non-whitespace-character-count="2540"/>
    <meta:user-defined meta:name="AppVersion">15.0000</meta:user-defined>
    <meta:template xlink:type="simple" xlink:actuate="onRequest" xlink:title="Normal" xlink:href=""/>
  </office:meta>
</office:document-meta>
</file>